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1" svg:font-family="Arial, sans-serif"/>
    <style:font-face style:name="DinPRO-Regular" svg:font-family="DinPRO-Regular, Arial, Helvetica, sans-serif"/>
    <style:font-face style:name="Times New Roman1"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41315" officeooo:paragraph-rsid="00041315"/>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fo:text-align="center" style:justify-single-word="false"/>
      <style:text-properties officeooo:rsid="000535cf" officeooo:paragraph-rsid="0005d0aa"/>
    </style:style>
    <style:style style:name="P4" style:family="paragraph" style:parent-style-name="Standard">
      <style:paragraph-properties fo:line-height="200%" fo:text-align="center" style:justify-single-word="false"/>
      <style:text-properties officeooo:rsid="0004e7b8" officeooo:paragraph-rsid="0005d0aa"/>
    </style:style>
    <style:style style:name="P5" style:family="paragraph" style:parent-style-name="Standard">
      <style:paragraph-properties fo:text-align="center" style:justify-single-word="false"/>
      <style:text-properties officeooo:rsid="00041315"/>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rsid="0005d0aa" officeooo:paragraph-rsid="0005d0aa"/>
    </style:style>
    <style:style style:name="P8" style:family="paragraph" style:parent-style-name="Standard">
      <style:paragraph-properties fo:line-height="200%" fo:text-align="start" style:justify-single-word="false"/>
      <style:text-properties officeooo:rsid="00063ed8" officeooo:paragraph-rsid="00063ed8"/>
    </style:style>
    <style:style style:name="P9" style:family="paragraph" style:parent-style-name="Standard">
      <style:paragraph-properties fo:line-height="200%" fo:text-align="start" style:justify-single-word="false"/>
      <style:text-properties officeooo:paragraph-rsid="002ab15c"/>
    </style:style>
    <style:style style:name="P10" style:family="paragraph" style:parent-style-name="Standard">
      <style:paragraph-properties fo:line-height="200%" fo:text-align="start" style:justify-single-word="false"/>
      <style:text-properties officeooo:rsid="003344e1" officeooo:paragraph-rsid="00379452"/>
    </style:style>
    <style:style style:name="P11" style:family="paragraph" style:parent-style-name="Standard">
      <style:paragraph-properties fo:line-height="200%" fo:text-align="start" style:justify-single-word="false"/>
      <style:text-properties officeooo:rsid="003344e1" officeooo:paragraph-rsid="0051824c"/>
    </style:style>
    <style:style style:name="P12" style:family="paragraph" style:parent-style-name="Standard">
      <style:paragraph-properties fo:line-height="200%" fo:text-align="center" style:justify-single-word="false" fo:break-before="page"/>
      <style:text-properties officeooo:rsid="00063ed8" officeooo:paragraph-rsid="00063ed8"/>
    </style:style>
    <style:style style:name="P13" style:family="paragraph" style:parent-style-name="Standard">
      <style:paragraph-properties fo:line-height="200%" fo:text-align="center" style:justify-single-word="false" fo:break-before="page"/>
      <style:text-properties officeooo:rsid="000a1cd2" officeooo:paragraph-rsid="000a1cd2"/>
    </style:style>
    <style:style style:name="P14" style:family="paragraph" style:parent-style-name="Text_20_body">
      <style:paragraph-properties fo:line-height="200%" fo:text-align="start" style:justify-single-word="false"/>
      <style:text-properties officeooo:paragraph-rsid="000a1cd2"/>
    </style:style>
    <style:style style:name="P15" style:family="paragraph" style:parent-style-name="Text_20_body">
      <style:paragraph-properties fo:margin-left="0.5in" fo:margin-right="0in" fo:margin-top="0in" fo:margin-bottom="0in" loext:contextual-spacing="false" fo:line-height="200%" fo:text-align="start" style:justify-single-word="false" fo:text-indent="-0.5in" style:auto-text-indent="false">
        <style:tab-stops/>
      </style:paragraph-properties>
      <style:text-properties fo:font-variant="normal" fo:text-transform="none" fo:color="#333333" style:font-name="Times New Roman1" fo:font-size="6pt" fo:letter-spacing="normal" fo:font-style="normal" fo:font-weight="normal" officeooo:paragraph-rsid="000a1cd2"/>
    </style:style>
    <style:style style:name="P16" style:family="paragraph" style:parent-style-name="Text_20_body">
      <style:paragraph-properties fo:margin-left="0.5in" fo:margin-right="0in" fo:margin-top="0in" fo:margin-bottom="0in" loext:contextual-spacing="false" fo:line-height="200%" fo:text-align="start" style:justify-single-word="false" fo:text-indent="-0.5in" style:auto-text-indent="false">
        <style:tab-stops/>
      </style:paragraph-properties>
      <style:text-properties fo:font-variant="normal" fo:text-transform="none" fo:color="#333333" style:font-name="Times New Roman1" fo:font-size="6pt" fo:letter-spacing="normal" fo:font-style="normal" fo:font-weight="normal" officeooo:paragraph-rsid="002fc30e"/>
    </style:style>
    <style:style style:name="P17" style:family="paragraph" style:parent-style-name="Text_20_body">
      <style:paragraph-properties fo:margin-left="0.5in" fo:margin-right="0in" fo:margin-top="0in" fo:margin-bottom="0in" loext:contextual-spacing="false" fo:line-height="200%" fo:text-align="start" style:justify-single-word="false" fo:text-indent="-0.5in" style:auto-text-indent="false">
        <style:tab-stops/>
      </style:paragraph-properties>
      <style:text-properties officeooo:paragraph-rsid="000a1cd2"/>
    </style:style>
    <style:style style:name="P18" style:family="paragraph" style:parent-style-name="Text_20_body">
      <style:paragraph-properties fo:margin-left="0.5in" fo:margin-right="0in" fo:margin-top="0in" fo:margin-bottom="0in" loext:contextual-spacing="false" fo:line-height="200%" fo:text-align="start" style:justify-single-word="false" fo:text-indent="-0.5in" style:auto-text-indent="false">
        <style:tab-stops/>
      </style:paragraph-properties>
      <style:text-properties officeooo:paragraph-rsid="00285f86"/>
    </style:style>
    <style:style style:name="P19" style:family="paragraph" style:parent-style-name="Text_20_body">
      <style:paragraph-properties fo:margin-left="0.5in" fo:margin-right="0in" fo:margin-top="0in" fo:margin-bottom="0in" loext:contextual-spacing="false" fo:line-height="200%" fo:text-align="start" style:justify-single-word="false" fo:text-indent="-0.5in" style:auto-text-indent="false">
        <style:tab-stops/>
      </style:paragraph-properties>
      <style:text-properties officeooo:paragraph-rsid="0045b277"/>
    </style:style>
    <style:style style:name="T1" style:family="text">
      <style:text-properties officeooo:rsid="000535cf"/>
    </style:style>
    <style:style style:name="T2" style:family="text">
      <style:text-properties officeooo:rsid="0005d0aa"/>
    </style:style>
    <style:style style:name="T3" style:family="text">
      <style:text-properties officeooo:rsid="00063ed8"/>
    </style:style>
    <style:style style:name="T4" style:family="text">
      <style:text-properties officeooo:rsid="00080d2c"/>
    </style:style>
    <style:style style:name="T5" style:family="text">
      <style:text-properties fo:color="#000000" style:font-name="Times New Roman" fo:font-size="12pt" officeooo:rsid="000a1cd2" style:font-size-asian="12pt" style:font-size-complex="12pt"/>
    </style:style>
    <style:style style:name="T6" style:family="text">
      <style:text-properties fo:color="#000000" style:font-name="Times New Roman" fo:font-size="12pt" officeooo:rsid="002e3108" style:font-size-asian="12pt" style:font-size-complex="12pt"/>
    </style:style>
    <style:style style:name="T7" style:family="text">
      <style:text-properties fo:color="#000000" style:font-name="Times New Roman" fo:font-size="12pt" officeooo:rsid="002fc30e" style:font-size-asian="12pt" style:font-size-complex="12pt"/>
    </style:style>
    <style:style style:name="T8" style:family="text">
      <style:text-properties fo:color="#000000" style:font-name="Times New Roman" fo:font-size="12pt" officeooo:rsid="000a1cd2" style:font-size-asian="12pt" style:font-style-asian="normal" style:font-size-complex="12pt" style:font-style-complex="normal"/>
    </style:style>
    <style:style style:name="T9" style:family="text">
      <style:text-properties fo:color="#000000" style:font-name="Times New Roman" fo:font-size="12pt" fo:font-style="italic" officeooo:rsid="000a1cd2"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0a1cd2"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0c45c7" style:font-size-asian="12pt" style:font-size-complex="12pt"/>
    </style:style>
    <style:style style:name="T13" style:family="text">
      <style:text-properties fo:font-variant="normal" fo:text-transform="none" fo:color="#000000" style:font-name="Times New Roman" fo:font-size="12pt" fo:letter-spacing="normal" fo:font-style="normal" fo:font-weight="normal" officeooo:rsid="000c716d"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0f9dbb" style:font-size-asian="12pt" style:font-size-complex="12pt"/>
    </style:style>
    <style:style style:name="T15" style:family="text">
      <style:text-properties fo:font-variant="normal" fo:text-transform="none" fo:color="#000000" style:font-name="Times New Roman" fo:font-size="12pt" fo:letter-spacing="normal" fo:font-style="normal" fo:font-weight="normal" officeooo:rsid="00127b5a" style:font-size-asian="12pt" style:font-size-complex="12pt"/>
    </style:style>
    <style:style style:name="T16" style:family="text">
      <style:text-properties fo:font-variant="normal" fo:text-transform="none" fo:color="#000000" style:font-name="Times New Roman" fo:font-size="12pt" fo:letter-spacing="normal" fo:font-style="normal" fo:font-weight="normal" officeooo:rsid="00145517"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16054f" style:font-size-asian="12pt" style:font-size-complex="12pt"/>
    </style:style>
    <style:style style:name="T18" style:family="text">
      <style:text-properties fo:font-variant="normal" fo:text-transform="none" fo:color="#000000" style:font-name="Times New Roman" fo:font-size="12pt" fo:letter-spacing="normal" fo:font-style="normal" fo:font-weight="normal" officeooo:rsid="00172a9d" style:font-size-asian="12pt" style:font-size-complex="12pt"/>
    </style:style>
    <style:style style:name="T19" style:family="text">
      <style:text-properties fo:font-variant="normal" fo:text-transform="none" fo:color="#000000" style:font-name="Times New Roman" fo:font-size="12pt" fo:letter-spacing="normal" fo:font-style="normal" fo:font-weight="normal" officeooo:rsid="00190a71" style:font-size-asian="12pt" style:font-size-complex="12pt"/>
    </style:style>
    <style:style style:name="T20" style:family="text">
      <style:text-properties fo:font-variant="normal" fo:text-transform="none" fo:color="#000000" style:font-name="Times New Roman" fo:font-size="12pt" fo:letter-spacing="normal" fo:font-style="normal" fo:font-weight="normal" officeooo:rsid="001bcecd" style:font-size-asian="12pt" style:font-size-complex="12pt"/>
    </style:style>
    <style:style style:name="T21" style:family="text">
      <style:text-properties fo:font-variant="normal" fo:text-transform="none" fo:color="#000000" style:font-name="Times New Roman" fo:font-size="12pt" fo:letter-spacing="normal" fo:font-style="normal" fo:font-weight="normal" officeooo:rsid="001de3d7"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215238"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225f69"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246375"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25beac"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285f86" style:font-size-asian="12pt" style:font-size-complex="12pt"/>
    </style:style>
    <style:style style:name="T27" style:family="text">
      <style:text-properties fo:font-variant="normal" fo:text-transform="none" fo:color="#000000" style:font-name="Times New Roman" fo:font-size="12pt" fo:letter-spacing="normal" fo:font-style="normal" fo:font-weight="normal" officeooo:rsid="0028fdff" style:font-size-asian="12pt" style:font-size-complex="12pt"/>
    </style:style>
    <style:style style:name="T28" style:family="text">
      <style:text-properties fo:font-variant="normal" fo:text-transform="none" fo:color="#000000" style:font-name="Times New Roman" fo:font-size="12pt" fo:letter-spacing="normal" fo:font-style="normal" fo:font-weight="normal" officeooo:rsid="00325d9f" style:font-size-asian="12pt" style:font-size-complex="12pt"/>
    </style:style>
    <style:style style:name="T29" style:family="text">
      <style:text-properties fo:font-variant="normal" fo:text-transform="none" fo:color="#000000" style:font-name="Times New Roman" fo:font-size="12pt" fo:letter-spacing="normal" fo:font-style="normal" fo:font-weight="normal" officeooo:rsid="003344e1" style:font-size-asian="12pt" style:font-size-complex="12pt"/>
    </style:style>
    <style:style style:name="T30" style:family="text">
      <style:text-properties fo:font-variant="normal" fo:text-transform="none" fo:color="#000000" style:font-name="Times New Roman" fo:font-size="12pt" fo:letter-spacing="normal" fo:font-style="normal" fo:font-weight="normal" officeooo:rsid="0033f469" style:font-size-asian="12pt" style:font-size-complex="12pt"/>
    </style:style>
    <style:style style:name="T31" style:family="text">
      <style:text-properties fo:font-variant="normal" fo:text-transform="none" fo:color="#000000" style:font-name="Times New Roman" fo:font-size="12pt" fo:letter-spacing="normal" fo:font-style="normal" fo:font-weight="normal" officeooo:rsid="0034aeb4" style:font-size-asian="12pt" style:font-size-complex="12pt"/>
    </style:style>
    <style:style style:name="T32" style:family="text">
      <style:text-properties fo:font-variant="normal" fo:text-transform="none" fo:color="#000000" style:font-name="Times New Roman" fo:font-size="12pt" fo:letter-spacing="normal" fo:font-style="normal" fo:font-weight="normal" officeooo:rsid="00379452" style:font-size-asian="12pt" style:font-size-complex="12pt"/>
    </style:style>
    <style:style style:name="T33" style:family="text">
      <style:text-properties fo:font-variant="normal" fo:text-transform="none" fo:color="#000000" style:font-name="Times New Roman" fo:font-size="12pt" fo:letter-spacing="normal" fo:font-style="normal" fo:font-weight="normal" officeooo:rsid="00399f7a" style:font-size-asian="12pt" style:font-size-complex="12pt"/>
    </style:style>
    <style:style style:name="T34" style:family="text">
      <style:text-properties fo:font-variant="normal" fo:text-transform="none" fo:color="#000000" style:font-name="Times New Roman" fo:font-size="12pt" fo:letter-spacing="normal" fo:font-style="normal" fo:font-weight="normal" officeooo:rsid="0045b277" style:font-size-asian="12pt" style:font-size-complex="12pt"/>
    </style:style>
    <style:style style:name="T35" style:family="text">
      <style:text-properties fo:font-variant="normal" fo:text-transform="none" fo:color="#000000" style:font-name="Times New Roman" fo:font-size="12pt" fo:letter-spacing="normal" fo:font-style="normal" fo:font-weight="normal" officeooo:rsid="00481552" style:font-size-asian="12pt" style:font-size-complex="12pt"/>
    </style:style>
    <style:style style:name="T36" style:family="text">
      <style:text-properties fo:font-variant="normal" fo:text-transform="none" fo:color="#000000" style:font-name="Times New Roman" fo:font-size="12pt" fo:letter-spacing="normal" fo:font-style="normal" fo:font-weight="normal" officeooo:rsid="005907f4" style:font-size-asian="12pt" style:font-size-complex="12pt"/>
    </style:style>
    <style:style style:name="T37" style:family="text">
      <style:text-properties fo:font-variant="normal" fo:text-transform="none" fo:color="#000000" style:font-name="Times New Roman" fo:font-size="12pt" fo:letter-spacing="normal" fo:font-style="normal" fo:font-weight="normal" officeooo:rsid="0059bab9" style:font-size-asian="12pt" style:font-size-complex="12pt"/>
    </style:style>
    <style:style style:name="T38" style:family="text">
      <style:text-properties fo:font-variant="normal" fo:text-transform="none" fo:color="#000000" style:font-name="Times New Roman" fo:font-size="12pt" fo:letter-spacing="normal" fo:font-style="normal" fo:font-weight="normal" officeooo:rsid="005a14ea" style:font-size-asian="12pt" style:font-size-complex="12pt"/>
    </style:style>
    <style:style style:name="T39" style:family="text">
      <style:text-properties fo:font-variant="normal" fo:text-transform="none" fo:color="#000000" style:font-name="Times New Roman" fo:font-size="12pt" fo:letter-spacing="normal" fo:font-style="normal" fo:font-weight="normal" officeooo:rsid="000a1cd2" style:font-size-asian="12pt" style:font-style-asian="normal" style:font-size-complex="12pt" style:font-style-complex="normal"/>
    </style:style>
    <style:style style:name="T40" style:family="text">
      <style:text-properties fo:font-variant="normal" fo:text-transform="none" fo:color="#000000" style:font-name="Times New Roman" fo:font-size="12pt" fo:letter-spacing="normal" fo:font-style="normal" fo:font-weight="normal" officeooo:rsid="00379452" style:font-size-asian="12pt" style:font-style-asian="normal" style:font-size-complex="12pt" style:font-style-complex="normal"/>
    </style:style>
    <style:style style:name="T41" style:family="text">
      <style:text-properties fo:font-variant="normal" fo:text-transform="none" fo:color="#000000" style:font-name="Times New Roman" fo:font-size="12pt" fo:letter-spacing="normal" fo:font-style="normal" fo:font-weight="normal" officeooo:rsid="00390d21" style:font-size-asian="12pt" style:font-style-asian="normal" style:font-size-complex="12pt" style:font-style-complex="normal"/>
    </style:style>
    <style:style style:name="T42" style:family="text">
      <style:text-properties fo:font-variant="normal" fo:text-transform="none" fo:color="#000000" style:font-name="Times New Roman" fo:font-size="12pt" fo:letter-spacing="normal" fo:font-style="normal" fo:font-weight="normal" officeooo:rsid="003a1c38" style:font-size-asian="12pt" style:font-style-asian="normal" style:font-size-complex="12pt" style:font-style-complex="normal"/>
    </style:style>
    <style:style style:name="T43" style:family="text">
      <style:text-properties fo:font-variant="normal" fo:text-transform="none" fo:color="#000000" style:font-name="Times New Roman" fo:font-size="12pt" fo:letter-spacing="normal" fo:font-style="normal" fo:font-weight="normal" officeooo:rsid="003a5f0c"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3b40da"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3cf256"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3db343"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3e11ca" style:font-size-asian="12pt" style:font-style-asian="normal" style:font-size-complex="12pt" style:font-style-complex="normal"/>
    </style:style>
    <style:style style:name="T48" style:family="text">
      <style:text-properties fo:font-variant="normal" fo:text-transform="none" fo:color="#000000" style:font-name="Times New Roman" fo:font-size="12pt" fo:letter-spacing="normal" fo:font-style="normal" fo:font-weight="normal" officeooo:rsid="003e4e82" style:font-size-asian="12pt" style:font-style-asian="normal" style:font-size-complex="12pt" style:font-style-complex="normal"/>
    </style:style>
    <style:style style:name="T49" style:family="text">
      <style:text-properties fo:font-variant="normal" fo:text-transform="none" fo:color="#000000" style:font-name="Times New Roman" fo:font-size="12pt" fo:letter-spacing="normal" fo:font-style="normal" fo:font-weight="normal" officeooo:rsid="003e7947" style:font-size-asian="12pt" style:font-style-asian="normal" style:font-size-complex="12pt" style:font-style-complex="normal"/>
    </style:style>
    <style:style style:name="T50" style:family="text">
      <style:text-properties fo:font-variant="normal" fo:text-transform="none" fo:color="#000000" style:font-name="Times New Roman" fo:font-size="12pt" fo:letter-spacing="normal" fo:font-style="normal" fo:font-weight="normal" officeooo:rsid="003fe8b1" style:font-size-asian="12pt" style:font-style-asian="normal" style:font-size-complex="12pt" style:font-style-complex="normal"/>
    </style:style>
    <style:style style:name="T51" style:family="text">
      <style:text-properties fo:font-variant="normal" fo:text-transform="none" fo:color="#000000" style:font-name="Times New Roman" fo:font-size="12pt" fo:letter-spacing="normal" fo:font-style="normal" fo:font-weight="normal" officeooo:rsid="0041fdea" style:font-size-asian="12pt" style:font-style-asian="normal" style:font-size-complex="12pt" style:font-style-complex="normal"/>
    </style:style>
    <style:style style:name="T52" style:family="text">
      <style:text-properties fo:font-variant="normal" fo:text-transform="none" fo:color="#000000" style:font-name="Times New Roman" fo:font-size="12pt" fo:letter-spacing="normal" fo:font-style="normal" fo:font-weight="normal" officeooo:rsid="0043cc30" style:font-size-asian="12pt" style:font-style-asian="normal" style:font-size-complex="12pt" style:font-style-complex="normal"/>
    </style:style>
    <style:style style:name="T53" style:family="text">
      <style:text-properties fo:font-variant="normal" fo:text-transform="none" fo:color="#000000" style:font-name="Times New Roman" fo:font-size="12pt" fo:letter-spacing="normal" fo:font-style="normal" fo:font-weight="normal" officeooo:rsid="0043ee04" style:font-size-asian="12pt" style:font-style-asian="normal" style:font-size-complex="12pt" style:font-style-complex="normal"/>
    </style:style>
    <style:style style:name="T54" style:family="text">
      <style:text-properties fo:font-variant="normal" fo:text-transform="none" fo:color="#000000" style:font-name="Times New Roman" fo:font-size="12pt" fo:letter-spacing="normal" fo:font-style="normal" fo:font-weight="normal" officeooo:rsid="0048ed53" style:font-size-asian="12pt" style:font-style-asian="normal" style:font-size-complex="12pt" style:font-style-complex="normal"/>
    </style:style>
    <style:style style:name="T55" style:family="text">
      <style:text-properties fo:font-variant="normal" fo:text-transform="none" fo:color="#000000" style:font-name="Times New Roman" fo:font-size="12pt" fo:letter-spacing="normal" fo:font-style="normal" fo:font-weight="normal" officeooo:rsid="004b581d" style:font-size-asian="12pt" style:font-style-asian="normal" style:font-size-complex="12pt" style:font-style-complex="normal"/>
    </style:style>
    <style:style style:name="T56" style:family="text">
      <style:text-properties fo:font-variant="normal" fo:text-transform="none" fo:color="#000000" style:font-name="Times New Roman" fo:font-size="12pt" fo:letter-spacing="normal" fo:font-style="normal" fo:font-weight="normal" officeooo:rsid="004cd52f" style:font-size-asian="12pt" style:font-style-asian="normal" style:font-size-complex="12pt" style:font-style-complex="normal"/>
    </style:style>
    <style:style style:name="T57" style:family="text">
      <style:text-properties fo:font-variant="normal" fo:text-transform="none" fo:color="#000000" style:font-name="Times New Roman" fo:font-size="12pt" fo:letter-spacing="normal" fo:font-style="normal" fo:font-weight="normal" officeooo:rsid="004e49fb" style:font-size-asian="12pt" style:font-style-asian="normal" style:font-size-complex="12pt" style:font-style-complex="normal"/>
    </style:style>
    <style:style style:name="T58" style:family="text">
      <style:text-properties fo:font-variant="normal" fo:text-transform="none" fo:color="#000000" style:font-name="Times New Roman" fo:font-size="12pt" fo:letter-spacing="normal" fo:font-style="normal" fo:font-weight="normal" officeooo:rsid="004f1614" style:font-size-asian="12pt" style:font-style-asian="normal" style:font-size-complex="12pt" style:font-style-complex="normal"/>
    </style:style>
    <style:style style:name="T59" style:family="text">
      <style:text-properties fo:font-variant="normal" fo:text-transform="none" fo:color="#000000" style:font-name="Times New Roman" fo:font-size="12pt" fo:letter-spacing="normal" fo:font-style="normal" fo:font-weight="normal" officeooo:rsid="004fc5a2" style:font-size-asian="12pt" style:font-style-asian="normal" style:font-size-complex="12pt" style:font-style-complex="normal"/>
    </style:style>
    <style:style style:name="T60" style:family="text">
      <style:text-properties fo:font-variant="normal" fo:text-transform="none" fo:color="#000000" style:font-name="Times New Roman" fo:font-size="12pt" fo:letter-spacing="normal" fo:font-style="normal" fo:font-weight="normal" officeooo:rsid="00531f27" style:font-size-asian="12pt" style:font-style-asian="normal" style:font-size-complex="12pt" style:font-style-complex="normal"/>
    </style:style>
    <style:style style:name="T61" style:family="text">
      <style:text-properties fo:font-variant="normal" fo:text-transform="none" fo:color="#000000" style:font-name="Times New Roman" fo:font-size="12pt" fo:letter-spacing="normal" fo:font-style="normal" fo:font-weight="normal" officeooo:rsid="0054cee0" style:font-size-asian="12pt" style:font-style-asian="normal" style:font-size-complex="12pt" style:font-style-complex="normal"/>
    </style:style>
    <style:style style:name="T62" style:family="text">
      <style:text-properties fo:font-variant="normal" fo:text-transform="none" fo:color="#000000" style:font-name="Times New Roman" fo:font-size="12pt" fo:letter-spacing="normal" fo:font-style="normal" fo:font-weight="normal" officeooo:rsid="005bd810" style:font-size-asian="12pt" style:font-style-asian="normal" style:font-size-complex="12pt" style:font-style-complex="normal"/>
    </style:style>
    <style:style style:name="T63" style:family="text">
      <style:text-properties fo:font-variant="normal" fo:text-transform="none" fo:color="#000000" style:font-name="Times New Roman" fo:font-size="12pt" fo:letter-spacing="normal" fo:font-style="normal" fo:font-weight="normal" officeooo:rsid="005dc7f6" style:font-size-asian="12pt" style:font-style-asian="normal" style:font-size-complex="12pt" style:font-style-complex="normal"/>
    </style:style>
    <style:style style:name="T64" style:family="text">
      <style:text-properties fo:font-variant="normal" fo:text-transform="none" fo:color="#000000" style:font-name="Times New Roman" fo:font-size="12pt" fo:letter-spacing="normal" fo:font-style="normal" fo:font-weight="normal" officeooo:rsid="00605457" style:font-size-asian="12pt" style:font-style-asian="normal" style:font-size-complex="12pt" style:font-style-complex="normal"/>
    </style:style>
    <style:style style:name="T65" style:family="text">
      <style:text-properties fo:font-variant="normal" fo:text-transform="none" fo:color="#000000" style:font-name="Times New Roman" fo:font-size="12pt" fo:letter-spacing="normal" fo:font-weight="normal" officeooo:rsid="000a1cd2" style:font-size-asian="12pt" style:font-size-complex="12pt"/>
    </style:style>
    <style:style style:name="T66"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7" style:family="text">
      <style:text-properties fo:font-variant="normal" fo:text-transform="none" fo:color="#000000" style:font-name="Times New Roman" fo:font-size="12pt" fo:letter-spacing="normal" fo:font-style="italic" fo:font-weight="normal" officeooo:rsid="000a1cd2" style:font-size-asian="12pt" style:font-style-asian="italic" style:font-size-complex="12pt" style:font-style-complex="italic"/>
    </style:style>
    <style:style style:name="T68" style:family="text">
      <style:text-properties officeooo:rsid="00570585"/>
    </style:style>
    <style:style style:name="T69" style:family="text">
      <style:text-properties officeooo:rsid="0057a1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7"/>
      <text:p text:style-name="P7"/>
      <text:p text:style-name="P7"/>
      <text:p text:style-name="P2"/>
      <text:p text:style-name="P5"/>
      <text:p text:style-name="P3"><text:span text:style-name="T2">Major</text:span> <text:span text:style-name="T68">Research</text:span></text:p>
      <text:p text:style-name="P4">Anja Sheppard</text:p>
      <text:p text:style-name="P4">University of Texas at Dallas</text:p>
      <text:p text:style-name="P4">ECS 1100.<text:span text:style-name="T1">003</text:span></text:p>
      <text:p text:style-name="P3">Instructor: Tanisha Edwards</text:p>
      <text:p text:style-name="P12">My Major: Computer Science</text:p>
      <text:p text:style-name="P8"><text:tab/>From a young age, I was always fascinated with science and math. Growing up in a world where technology was advancing so rapidly, it <text:span text:style-name="T69">seems</text:span> natural that I eventually would get hooked on programming. <text:span text:style-name="T4">Ever since that first simple program I made on my calculator in middle school, my interest and experience has only grown through robotics clubs, coding classes, and now, my major in Computer Science (CS) here at UT Dallas.</text:span></text:p>
      <text:p text:style-name="P9"><text:span text:style-name="T3"><text:tab/>According to the Bureau of Labor Statistics, Computer Science is expected to grow at least 13% in the next ten years, giving this field the title of fastest growing occupation (</text:span><text:span text:style-name="T11">U.S. Department of Labor, Bureau of Labor Statistics, </text:span><text:span text:style-name="T14">2018). </text:span><text:span text:style-name="T15">I’m very excited to be a part of this growth, especially since the field is very diverse and holds a lot of career paths. </text:span><text:span text:style-name="T16">A degree in CS </text:span><text:span text:style-name="T17">can diverge into </text:span><text:span text:style-name="T36">R</text:span><text:span text:style-name="T17">esearch, </text:span><text:span text:style-name="T36">N</text:span><text:span text:style-name="T17">etwork </text:span><text:span text:style-name="T36">A</text:span><text:span text:style-name="T17">rchitecture, </text:span><text:span text:style-name="T36">C</text:span><text:span text:style-name="T17">omputer</text:span><text:span text:style-name="T36"> P</text:span><text:span text:style-name="T17">rogramming, </text:span><text:span text:style-name="T36">S</text:span><text:span text:style-name="T17">upport </text:span><text:span text:style-name="T36">S</text:span><text:span text:style-name="T17">pecialization, </text:span><text:span text:style-name="T36">S</text:span><text:span text:style-name="T17">ystems </text:span><text:span text:style-name="T36">A</text:span><text:span text:style-name="T17">nalysis, </text:span><text:span text:style-name="T36">D</text:span><text:span text:style-name="T17">atabase </text:span><text:span text:style-name="T36">A</text:span><text:span text:style-name="T17">dministration, </text:span><text:span text:style-name="T36">I</text:span><text:span text:style-name="T17">nformation </text:span><text:span text:style-name="T36">S</text:span><text:span text:style-name="T17">ecurity </text:span><text:span text:style-name="T36">A</text:span><text:span text:style-name="T17">nalysis, </text:span><text:span text:style-name="T36">S</text:span><text:span text:style-name="T17">ystem </text:span><text:span text:style-name="T36">A</text:span><text:span text:style-name="T17">dministration, </text:span><text:span text:style-name="T36">S</text:span><text:span text:style-name="T17">oftware </text:span><text:span text:style-name="T36">D</text:span><text:span text:style-name="T17">evelopment, </text:span><text:span text:style-name="T30">or</text:span><text:span text:style-name="T17"> </text:span><text:span text:style-name="T36">W</text:span><text:span text:style-name="T17">eb </text:span><text:span text:style-name="T36">D</text:span><text:span text:style-name="T17">evelopment. </text:span><text:span text:style-name="T18">Computer Science is very versatile in that it works in tandem with many other fields. For example, </text:span><text:span text:style-name="T37">R</text:span><text:span text:style-name="T18">obotics </text:span><text:span text:style-name="T37">E</text:span><text:span text:style-name="T18">ngineering is at the junction of CS and engineering </text:span><text:span text:style-name="T20">(CareerOneStop, 2018)</text:span><text:span text:style-name="T18">. </text:span><text:span text:style-name="T19">Each of these careers has a different median salary, but as a whole CS is a high-paying career choice </text:span><text:span text:style-name="T21">with an average pay of around $100,000 </text:span><text:span text:style-name="T22">(Indeed, 2018) </text:span><text:span text:style-name="T38">in a mid-tier job</text:span><text:span text:style-name="T23">. A recent CS graduate at UT Dallas would earn $58,967 (UT Dallas Career Center</text:span><text:span text:style-name="T24">, 2014), </text:span><text:span text:style-name="T25">which is 18% higher than the national average after completing a Bachelor’s </text:span><text:span text:style-name="T28">de</text:span><text:span text:style-name="T25">gree (</text:span><text:span text:style-name="T11">U.S. Department of Education, National Center for Education Statistics, </text:span><text:span text:style-name="T27">2017). </text:span><text:span text:style-name="T29">I didn’t decide to pursue Computer Science for the pay, however, but rather because I fit a lot of the characteristics of a problem solver.</text:span></text:p>
      <text:p text:style-name="P10"><text:span text:style-name="T10"><text:tab/></text:span><text:span text:style-name="T31">ONet OnLine reports that Computer Scientists hold traits such as critical thinking, written and oral comprehension, complex problem solving, and active listening. Required technical skills vary by job, but often include mathematics, engineering, programming languages such as C++, Java, Python, or tools </text:span><text:span text:style-name="T33">like</text:span><text:span text:style-name="T31"> Hadoop and MongoDB </text:span><text:span text:style-name="T32">(</text:span><text:span text:style-name="T39">O</text:span><text:span text:style-name="T41">N</text:span><text:span text:style-name="T39">etOnLine, </text:span><text:span text:style-name="T40">2018). <text:s/></text:span><text:span text:style-name="T42">Many careers require a degree or advanced </text:span><text:soft-page-break/><text:span text:style-name="T42">degree to get a good position, but CS is unique because it’s so fast-growing. Although a BS in Computer Science is helpful and sometimes preferred, it’s not rare to hear of industry professionals finding a high-level career from purely working on projects and gaining experience </text:span><text:span text:style-name="T62">on their own.</text:span><text:span text:style-name="T42"> </text:span><text:span text:style-name="T43">Since computers are so plentiful in this day and age, getting started with programming is fairly easy. </text:span><text:span text:style-name="T44">I’ve spoken to a few alums from UT Dallas that currently work in Game Development, Software Engineering, and Robotics Engineering. Some of these are more research-based, but others have a traditional job </text:span><text:span text:style-name="T63">hierarchy</text:span><text:span text:style-name="T44"> of programmers underneath managers broken up into different teams to attack a problem. </text:span><text:span text:style-name="T45">Large software corporations also often have a Quality Control Department. </text:span><text:span text:style-name="T46">In order to “get </text:span><text:span text:style-name="T47">their</text:span><text:span text:style-name="T46"> foot in the door” for CS, many seek internships. Companies like Facebook, Google, Amazon, and Microsoft have some of the most sought-after programs, bringing some high-level competition to the field. Getting internships at start-ups or smaller local companies can also be very ben</text:span><text:span text:style-name="T48">e</text:span><text:span text:style-name="T46">ficial. </text:span><text:span text:style-name="T49">From there, it’s all about gaining experience and moving up the ranks to more abstract, design-based, or managerial positions. </text:span><text:span text:style-name="T50">In order to help myself get one of these competitive internships, I’ve looked into getting more experience through some student organizations on campus such as the Formula SAE Racing team, the Robotics Club and Robosub competition, as well as a lab position working on PolyCraft World </text:span><text:span text:style-name="T64">here at UTD</text:span><text:span text:style-name="T50">.</text:span></text:p>
      <text:p text:style-name="P11"><text:span text:style-name="T50"><text:tab/></text:span><text:span text:style-name="T51">I’ve pondered my career plans many times, encouraging myself to form safety nets. If my life plans pivoted, I would switch my major to Electrical Engineering. I’ve always loved tinkering with electronics and I think that the same critical thinking skills </text:span><text:span text:style-name="T55">as CS </text:span><text:span text:style-name="T51">are required for this </text:span><text:span text:style-name="T52">field. </text:span><text:span text:style-name="T53">Electrical Engineers are involved in many different fields from Aerospace Engineering to Computer Hardware to Electrical Technicians</text:span><text:span text:style-name="T54">. </text:span><text:span text:style-name="T56">My dad is an Electrical Engineer, and he currently works on LEDs and silicon wafers. </text:span><text:span text:style-name="T57">The field is expected to grow about 7% in the next 10 years, which is in line with the average growth rate. </text:span><text:span text:style-name="T58">The </text:span><text:span text:style-name="T59">median</text:span><text:span text:style-name="T58"> pay is just under CS at $95,060</text:span><text:span text:style-name="T53"> </text:span><text:span text:style-name="T54">(</text:span><text:span text:style-name="T39">U.S. Department of Labor, Bureau of Labor Statistics, </text:span><text:span text:style-name="T54">2018)</text:span><text:span text:style-name="T58">. </text:span></text:p>
      <text:p text:style-name="P11"><text:soft-page-break/><text:span text:style-name="T58"><text:tab/></text:span><text:span text:style-name="T60">All in all, I think I have a solid understanding of the specifics behind my future career. Understanding the career hierarchy and skills needed to succeed in CS is critical at this stage so I can begin to prepare now. Internship applications often begin in the fall for CS, so I need to plan ahead and be proactive. </text:span><text:span text:style-name="T61">I am so excited to be a part of such a rapidly growing field!</text:span></text:p>
      <text:p text:style-name="P13">References</text:p>
      <text:p text:style-name="P15"><text:span text:style-name="T5">CareerOneStop. (2017, March 21). Occupation Profile: Robotics Engineers. Retrieved September 20, 2018, from https://www.careeronestop.org/Toolkit/Careers/Occupations/occupation-profile.aspx?keyword=Robotics Engineers&amp;onetcode=17219908&amp;location=UNITED STATES</text:span></text:p>
      <text:p text:style-name="P15"><text:span text:style-name="T5">Indeed. (2018). Software Engineering Salaries. Retrieved September 20, 2018, from https://www.indeed.com/salaries/Software Engineer-Salaries</text:span></text:p>
      <text:p text:style-name="P16"><text:span text:style-name="T8">ONetOnLine. (2018). Computer Programmers. Retrieved September 20, 2018, from https://www.onetonline.org/link/summary/15-1131.00</text:span></text:p>
      <text:p text:style-name="P16"><text:span text:style-name="T8">UT Dallas Career Center</text:span><text:span text:style-name="T9"> </text:span><text:span text:style-name="T5">(2014). </text:span><text:span text:style-name="T6">By the Numbers</text:span><text:span text:style-name="T5">. Retrieved September 20, 2018, from </text:span><text:span text:style-name="T7">https://engineering.utdallas.edu/about/at-a-glance/by-the-numbers/</text:span></text:p>
      <text:p text:style-name="P18"><text:span text:style-name="T11">U.S. Department of Education, National Center for Education Statistics. (2017). </text:span><text:span text:style-name="Emphasis"><text:span text:style-name="T65">The Condition of Education 2017 </text:span></text:span><text:span text:style-name="T11">(NCES 2017-144), </text:span><text:span text:style-name="T26">Retrieved from https://nces.ed.gov/programs/coe/indicator_cba.asp</text:span></text:p>
      <text:p text:style-name="P19"><text:span text:style-name="T11">U.S. Department of Labor, Bureau of Labor Statistics. (201</text:span><text:span text:style-name="T13">8</text:span><text:span text:style-name="T11">). </text:span><text:span text:style-name="T35">Engineering</text:span><text:span text:style-name="T11">.</text:span><text:span text:style-name="T67"> </text:span><text:span text:style-name="Emphasis"><text:span text:style-name="T66">Occupational </text:span></text:span><text:span text:style-name="Emphasis"><text:span text:style-name="T67">O</text:span></text:span><text:span text:style-name="Emphasis"><text:span text:style-name="T66">utlook </text:span></text:span><text:span text:style-name="Emphasis"><text:span text:style-name="T67">H</text:span></text:span><text:span text:style-name="Emphasis"><text:span text:style-name="T66">andbook</text:span></text:span><text:span text:style-name="Emphasis"><text:span text:style-name="T67">.</text:span></text:span><text:span text:style-name="T10"> Retrieved from </text:span><text:span text:style-name="T34">https://www.bls.gov/ooh/architecture-and-engineering/home.htm</text:span></text:p>
      <text:p text:style-name="P17"><text:span text:style-name="T11">U.S. Department of Labor, Bureau of Labor Statistics. (201</text:span><text:span text:style-name="T13">8</text:span><text:span text:style-name="T11">). Computer Science.</text:span><text:span text:style-name="T67"> </text:span><text:span text:style-name="Emphasis"><text:span text:style-name="T66">Occupational </text:span></text:span><text:span text:style-name="Emphasis"><text:span text:style-name="T67">O</text:span></text:span><text:span text:style-name="Emphasis"><text:span text:style-name="T66">utlook </text:span></text:span><text:span text:style-name="Emphasis"><text:span text:style-name="T67">H</text:span></text:span><text:span text:style-name="Emphasis"><text:span text:style-name="T66">andbook</text:span></text:span><text:span text:style-name="Emphasis"><text:span text:style-name="T67">.</text:span></text:span><text:span text:style-name="T10"> Retrieved from </text:span><text:span text:style-name="T11">https://www.bls.gov/ooh/computer-and-information-technology/computer-programmers.ht</text:span><text:span text:style-name="T12">m</text:span></text:p>
      <text:p text:style-name="P1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1" svg:font-family="Arial, sans-serif"/>
    <style:font-face style:name="DinPRO-Regular" svg:font-family="DinPRO-Regular, Arial, Helvetica, sans-serif"/>
    <style:font-face style:name="Times New Roman1"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1315" officeooo:paragraph-rsid="0004131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jor Research<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3:25:15.102482268</meta:creation-date>
    <dc:date>2018-09-20T15:00:52.200140403</dc:date>
    <meta:editing-duration>PT1H34M37S</meta:editing-duration>
    <meta:editing-cycles>78</meta:editing-cycles>
    <meta:generator>LibreOffice/5.1.6.2$Linux_X86_64 LibreOffice_project/10m0$Build-2</meta:generator>
    <meta:document-statistic meta:table-count="0" meta:image-count="0" meta:object-count="0" meta:page-count="5" meta:paragraph-count="20" meta:word-count="898" meta:character-count="6185" meta:non-whitespace-character-count="5299"/>
  </office:meta>
</office:document-meta>
</file>